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17ab73" style:font-size-asian="14pt" style:font-size-complex="14pt"/>
    </style:style>
    <style:style style:name="P2" style:family="paragraph" style:parent-style-name="Standard">
      <style:text-properties fo:font-size="14pt" fo:font-weight="bold" officeooo:rsid="0018cb40" officeooo:paragraph-rsid="0018cb40" style:font-size-asian="14pt" style:font-weight-asian="bold" style:font-size-complex="14pt" style:font-weight-complex="bold"/>
    </style:style>
    <style:style style:name="P3" style:family="paragraph" style:parent-style-name="Standard">
      <style:text-properties fo:font-size="14pt" fo:font-weight="bold" officeooo:rsid="001acd49" officeooo:paragraph-rsid="001acd49" style:font-size-asian="14pt" style:font-weight-asian="bold" style:font-size-complex="14pt" style:font-weight-complex="bold"/>
    </style:style>
    <style:style style:name="P4" style:family="paragraph" style:parent-style-name="Standard">
      <style:text-properties fo:font-size="14pt" fo:font-weight="bold" officeooo:rsid="001cbf04" officeooo:paragraph-rsid="001cbf04" style:font-size-asian="14pt" style:font-weight-asian="bold" style:font-size-complex="14pt" style:font-weight-complex="bold"/>
    </style:style>
    <style:style style:name="P5" style:family="paragraph" style:parent-style-name="Standard">
      <style:text-properties fo:font-size="14pt" fo:font-weight="normal" officeooo:rsid="0018cb40" officeooo:paragraph-rsid="0018cb40" style:font-size-asian="14pt" style:font-weight-asian="normal" style:font-size-complex="14pt" style:font-weight-complex="normal"/>
    </style:style>
    <style:style style:name="P6" style:family="paragraph" style:parent-style-name="Standard">
      <style:text-properties fo:font-size="14pt" fo:font-weight="normal" officeooo:paragraph-rsid="0017ab73" style:font-size-asian="14pt" style:font-weight-asian="normal" style:font-size-complex="14pt" style:font-weight-complex="normal"/>
    </style:style>
    <style:style style:name="P7" style:family="paragraph" style:parent-style-name="Standard">
      <style:text-properties fo:font-size="14pt" fo:font-weight="normal" officeooo:rsid="001acd49" officeooo:paragraph-rsid="001acd49" style:font-size-asian="14pt" style:font-weight-asian="normal" style:font-size-complex="14pt" style:font-weight-complex="normal"/>
    </style:style>
    <style:style style:name="P8" style:family="paragraph" style:parent-style-name="Standard">
      <style:text-properties fo:font-size="14pt" fo:font-weight="normal" officeooo:rsid="001cbf04" officeooo:paragraph-rsid="001cbf04" style:font-size-asian="14pt" style:font-weight-asian="normal" style:font-size-complex="14pt" style:font-weight-complex="normal"/>
    </style:style>
    <style:style style:name="T1" style:family="text">
      <style:text-properties fo:font-weight="bold" officeooo:rsid="0017ab73" style:font-weight-asian="bold" style:font-weight-complex="bold"/>
    </style:style>
    <style:style style:name="T2" style:family="text">
      <style:text-properties fo:font-weight="bold" officeooo:rsid="0018cb40" style:font-weight-asian="bold" style:font-weight-complex="bold"/>
    </style:style>
    <style:style style:name="T3" style:family="text">
      <style:text-properties officeooo:rsid="0018cb40"/>
    </style:style>
    <style:style style:name="T4" style:family="text">
      <style:text-properties officeooo:rsid="0018e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Прийняття.</text:span></text:p>
      <text:p text:style-name="P1">Прийняття ризику означає, що команда проекту вирішила в будь-якому разі не змінювати проект для компенсації ризику. З ризиком буде необхідно справлятися незалежно від того, де і коли він виникне. Одним із способів обміркувати прийняття є перегляд раніше складеного переліку ризиків. Ризики були розташовані в порядку їх наслідків для проекту. Якщо ми представимо лінію, яка ділить цей список в якійсь точці, то пункти вище її є ризиками, з якими ми будемо якимось чином працювати відповідно до нашої стратегії ризиків. Пункти під лінією є ризиками які ми будемо прнімать. Точка писку, через яку проходить лінія, є точкою толерантності до ризику.</text:p>
      <text:p text:style-name="P1"><text:line-break/>При пасивному прийнятті команда проекту нічого не робить щодо ризику. Якщо ризик дійсно відбувається, то команда проекту розробляє спосіб його обходу або виправлення його впливу.</text:p>
      <text:p text:style-name="P1"/>
      <text:p text:style-name="P1">При активному прийнятті команда проекту розробляє план дій, які будуть прийняті до того, як ризик відбудеться.</text:p>
      <text:p text:style-name="P1">Ці дії виражаються в складанні плану на випадок непередбачених обставин. План дій в непередбачених обставин може реалізовуватися при отриманні інформації від індикаторів-тригерів, що вказує можливість виникнення ризику. На додаток до плану дій в непередбачених обставин також може бути складений резервний план. Такий резервний план є додатковим планом дій в непередбачених обставин в разі, якщо основний план буде невдалим.</text:p>
      <text:p text:style-name="P1"/>
      <text:p text:style-name="P2">Зниження.</text:p>
      <text:p text:style-name="P5">У стратегіях, які ми обговорювали, або повністю позбавляються від ризику, переводячи його комусь іншому, або приймають ризик, пасивно або активно. Зниження ризику - це зусилля, спрямоване на зниження ймовірності або наслідків ризику до рівня, на якому ризик може бути прийнятий. Способами зниження ризику є проведення додаткового тестування, залучення дублюючих постачальників, додавання досвідченого персоналу, розробка прототипів або інші шляхи зміни умов, при яких може виникати ризик.</text:p>
      <text:p text:style-name="P5">Важливою відмінністю зниження ризику є те, що воно знижує ризик до рівня, на котрому ми може прийняти ризик і його наслідки. У стратегії зниження використовується додавання спеціальної роботи в план проекту. Ця робота буде виконуватися завжди, незалежно від виникнення ризику. Завдання зниження ризиків є спеціальними завданнями проекту, що додаються до плану проекту ля зниження наслідків або ймовірності ризику. Повинна бути очевидною необхідність розробки загальної стратегії, яка передбачає прийняття ризиків як вони є, ухилення від ризиків за допомогою виключення їх можливості, передачу ризиків під чужу відповідальність або зниження наслідків і чи ймовірності ризиків рівня, на якому вони можуть бути прийняті.</text:p>
      <text:p text:style-name="P1"><text:line-break/><text:line-break/><text:soft-page-break/><text:line-break/><text:span text:style-name="T2">Планування бюджета з врахуванням ризиків</text:span></text:p>
      <text:p text:style-name="P6"><text:span text:style-name="T3">Дотримуючись принципу, що базові плани проекту є чітко вираженими обставинами, щодо бюджету та розкладу проекту слід очікувати їх реального виконання. Тобто бюджет є бюджетом, який очікується реально витратити, коли проект буде завершений, а розклад повинно передбачати достатньо часу для виконання проекту. Такі бюджет і розклад повинні включати час для управління і подолання ризиків. У розділі 2 "Управління термінами проекту" ми розглянули облік непередбачених обставин в бюджеті.</text:span></text:p>
      <text:p text:style-name="P6"><text:span text:style-name="T3"><text:tab/>Засоби які повинні бути використані для зниження, уколненія або передачі ризиків, входять до бюджету разом з рештою наміченої в проекті роботою. Це можуть бути реальні завдання, які повинні бути виконані, або ж грошові кошти які будуть витрачені незалежно від того, виникне ризик чи ні. Але як передбачити в бюджеті роботу, яка повинна бути виконана тільки в разі виникнення ризику?</text:span></text:p>
      <text:p text:style-name="P6"><text:span text:style-name="T3"><text:tab/>Є два види ризиків, які необхідно розглядати. Відомі ризики - це ризики, які були ідентефіціровани в процесі ідентифікації управління ризиками, розглянутих раніше. Невідомі ризики - це ризики, про які ми знаємо, що вони, можливо, виникнуть в цьому проекті тому, що невідомі і несподівані ризики виникали раніше в проектах даного типу.</text:span></text:p>
      <text:p text:style-name="P6"><text:span text:style-name="T3">Відомими ризиками слід керувати за допомогою створення бюджету для непередбачених обставин. Ці гроші не виділяються для конкретних завдань проекту та відкладаються, щоб забезпечити фінансування роботи, яка повинна буде виконуватися, коли б і де б ризик не виник.</text:span></text:p>
      <text:p text:style-name="P6"><text:line-break/>Цей бюджет повинен витрачатися з дозволу менеджера проекту, щоб була впевненість в тому, що гроші дійсно виділені на рішення проблем, пов'язаних з ризиком. Якщо ці гроші зробити занадто легко доступними, то вони будуть передчасно витрачені в проекті на проблеми, які могли бути вирішені в нормальному процесі виконання завдання.</text:p>
      <text:p text:style-name="P6"><text:tab/>Також необхідно передбачати кошти і для невідомих ризиків. В даному випадку ці ризики не могли бути ить ідентифіковані в ппроцессе ідентифікації ризиків. Тут може бути проведена оцінка на підставі минулого досвіду в подібних проектах. Ця оцінка використовується для створення резерву управління. Управлінський резерв схожий на бюджет для непередбачених обставин тим, що він стає доступним для фінансування невідомих ризиків при їх виникненні. Щоб запобігти невідповідне використання цього бюджету, витрачання цих коштів має схвалити особою, що стоїть на рівень вище менеджера проекту.</text:p>
      <text:p text:style-name="P6"/>
      <text:p text:style-name="P3">Моніторинг і керування ризиками.</text:p>
      <text:p text:style-name="P7">Моніторинг та управління ризиками - це процес отслежіанія всіх ідентіфіцірованнних ризиків, ідентифікування нових ризиків у міру виявлення їх присутності і залишкових ризиків, які виникають коли виконуються плани <text:soft-page-break/>управління ризиками для індивідуальних ризиків. Ефективність плану управління ризиками оцінюється на безперервній основі в ході всього проекту.</text:p>
      <text:p text:style-name="P7">Коли ставати очедівіним виникнення ризику, осуществялется план дій в непередбачених обставин. Якщо такого плану немає, то з Ріком працюють за спеціально розробленим для даного випадку методу, званого обоходом. Обоход - це незаплановане реагування на випадок негативного ризику. Коригувальна дія полягає у виконанні обходу або плану дій в непередбачених обставин.</text:p>
      <text:p text:style-name="P7"><text:tab/>Турбота менеджера і команди проекту полягає в тому, щоб реагування на ризики здійснювалося відповідно до плану і щоб це реагування було ефективним. Після спостереження за ефективністю реагування на ризики можуть бути виявлені інші ризики або з'явиться необхідність додаткового реагування.</text:p>
      <text:p text:style-name="P7"><text:tab/>Управління ризиками є безперервним процесом, який здійснюється в ході всього проекту, від його початку і до закінчення. У міру просування проекту вже ідентифіковані ризики відслідковуються і повторно оцінюються при наближенні часу їх можливого виникнення. Проводиться моніторинг індикаторів раннього попередження для нової оцінки ймовірності та наслідків ризику. У міру наближення ризику переглядаються стратегії ризиків для більшого їх відповідності та плануються додаткові заходи реагування.</text:p>
      <text:p text:style-name="P7"><text:tab/>Оцінки ризиків, дослідження і аудити можуть проводитися періодично, щоб переглянути ймовірність і потенційні наслідки ризиків, які ідентифіковані і знаходяться ближче інших до свого можливого виникнення. Ризики, які вже виникали можуть досліджуватися і піддаватися аудиту для оцінки ефективності реагування на ризики. Коли будь-який ризик виникає і вдається з ним впоратися або його уникнути, то ці зміни небоходімо відобразити в документації. Гарна документація гарантує, що з ризиками такого тип справлятимуться більш ефективним способом, ніж раніше, і що менеджер наступного проекту скористається з вигодою "накопиченими знаннями".</text:p>
      <text:p text:style-name="P4"/>
      <text:p text:style-name="P4"/>
      <text:p text:style-name="P4">Висновки.</text:p>
      <text:p text:style-name="P8">Управління ризиками стало одним з найбільш важливих аспектів управління проектами. У міру того як компанії краще освоюють управління проектами, возврастает значення управління ризиками. Багато компаній ще не досягли високого професійного рівня у визначенні базових планів вартості, розкладу і змісту проекту і все ще не навчилися керувати роботою, яку дійсно потрібно виконувати в проекті. До тих пір поки вони цього не доб'ються, область управління ризиками буде мати для них невелику цінність.</text:p>
      <text:p text:style-name="P8"><text:tab/>Для того щоб визначити, як впоратися з ризиком, повинні бути розглянуті всі компоненти ідентифікації, ймовірності та наслідки ризику. Поєднання наслідків і ймовірності визначають важливість ризику. Важливість ризику визначає його місце при класифікації серед інших ризиків.</text:p>
      <text:p text:style-name="P8">Шість кроків управління ризиками - планування управління ризиками, ідентифікація ризиків, якісний аналіз ризиків, кількісний аналіз ризиків, планування реагування на ризики, а також моніторинг і управління ризиками - <text:soft-page-break/>мають велике значення для управління ризиками. Ці кроки повинні виконуватися на постійній основі в ході всього проекту.</text:p>
      <text:p text:style-name="P8"><text:tab/>У компаній і окремих осіб є різна толерантність до ризику. Вони або мають азартні нахили хочуть спробувати шанс домогтися винагороди, або проявляють консерватизм і ризикують з меншою охотою.</text:p>
      <text:p text:style-name="P8"><text:tab/>Після того як буде визначено, що з ризиком необхідно щось длеать, повинна бути використана правильна стратегія. Ризиків можна уникнути, повністю виключаючи його можливість за допомогою перепроектування або зміни структури проекту. Ризики можуть передаватися під відповідальність того, хто знаходиться поза проектом. Ризики можуть знижуватися за допомогою зменшення або їх ймовірності, або їх наслідків до рівня, на якому вони можуть бути прийняті.</text:p>
      <text:p text:style-name="P8"><text:tab/>Резерви для непередбачених обставин є грошима, відкладеними для роботи з идентифицирования ризиками, коли вони виникають. Такий резерв є частиною бюджету проекту. Керуючі резерви - це гроші, які відкладені для роботи з не були ідентифіковані ризиками при їх виникненні. Керуючі резерви є частиною бюджету проекту, але не входять в базовий план.</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7:00:48.546546887</meta:creation-date>
    <dc:date>2019-10-06T18:03:22.800121995</dc:date>
    <meta:editing-duration>PT11M42S</meta:editing-duration>
    <meta:editing-cycles>2</meta:editing-cycles>
    <meta:generator>LibreOffice/6.0.7.3$Linux_X86_64 LibreOffice_project/00m0$Build-3</meta:generator>
    <meta:document-statistic meta:table-count="0" meta:image-count="0" meta:object-count="0" meta:page-count="4" meta:paragraph-count="28" meta:word-count="1277" meta:character-count="9269" meta:non-whitespace-character-count="8005"/>
  </office:meta>
</office:document-meta>
</file>